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  <style:style style:name="ce4" style:family="table-cell" style:parent-style-name="Default" style:data-style-name="N2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6" table:default-cell-style-name="ce1"/>
        <table:table-row table:style-name="ro1">
          <table:table-cell office:value-type="string" calcext:value-type="string">
            <text:p>Galvnische Zelle</text:p>
          </table:table-cell>
          <table:table-cell table:number-columns-repeated="4"/>
          <table:table-cell office:value-type="string" calcext:value-type="string">
            <text:p>Netzgerät 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/mA</text:p>
          </table:table-cell>
          <table:table-cell office:value-type="string" calcext:value-type="string">
            <text:p>U/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f</text:p>
          </table:table-cell>
          <table:table-cell/>
          <table:table-cell office:value-type="string" calcext:value-type="string">
            <text:p>I/mA</text:p>
          </table:table-cell>
          <table:table-cell office:value-type="string" calcext:value-type="string">
            <text:p>U/V</text:p>
          </table:table-cell>
          <table:table-cell office:value-type="string" calcext:value-type="string">
            <text:p>Delta I/mA</text:p>
          </table:table-cell>
          <table:table-cell table:number-columns-repeated="58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332" calcext:value-type="float">
            <text:p>1.332</text:p>
          </table:table-cell>
          <table:table-cell table:formula="of:=([.B3]/[.A3])*10^3" office:value-type="float" office:value="125.660377358491" calcext:value-type="float">
            <text:p>125.660377358491</text:p>
          </table:table-cell>
          <table:table-cell table:formula="of:=([.B3]/[.C3])*([.C3]+1.67)" office:value-type="float" office:value="1.349702" calcext:value-type="float">
            <text:p>1.349702</text:p>
          </table:table-cell>
          <table:table-cell/>
          <table:table-cell office:value-type="float" office:value="104.2" calcext:value-type="float">
            <text:p>104.2</text:p>
          </table:table-cell>
          <table:table-cell office:value-type="float" office:value="9.99" calcext:value-type="float">
            <text:p>9.99</text:p>
          </table:table-cell>
          <table:table-cell table:formula="of:=0.008*[.F3]+0.1" office:value-type="float" office:value="0.9336" calcext:value-type="float">
            <text:p>0.9336</text:p>
          </table:table-cell>
          <table:table-cell table:number-columns-repeated="58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322" calcext:value-type="float">
            <text:p>1.322</text:p>
          </table:table-cell>
          <table:table-cell table:formula="of:=([.B4]/[.A4])*10^3" office:value-type="float" office:value="98.6567164179104" calcext:value-type="float">
            <text:p>98.6567164179104</text:p>
          </table:table-cell>
          <table:table-cell table:formula="of:=([.B4]/[.C4])*([.C4]+1.67)" office:value-type="float" office:value="1.344378" calcext:value-type="float">
            <text:p>1.344378</text:p>
          </table:table-cell>
          <table:table-cell/>
          <table:table-cell office:value-type="float" office:value="113.4" calcext:value-type="float">
            <text:p>113.4</text:p>
          </table:table-cell>
          <table:table-cell office:value-type="float" office:value="9.99" calcext:value-type="float">
            <text:p>9.99</text:p>
          </table:table-cell>
          <table:table-cell table:formula="of:=0.008*[.F4]+0.1" office:value-type="float" office:value="1.0072" calcext:value-type="float">
            <text:p>1.0072</text:p>
          </table:table-cell>
          <table:table-cell table:number-columns-repeated="58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317" calcext:value-type="float">
            <text:p>1.317</text:p>
          </table:table-cell>
          <table:table-cell table:formula="of:=([.B5]/[.A5])*10^3" office:value-type="float" office:value="81.2962962962963" calcext:value-type="float">
            <text:p>81.2962962962963</text:p>
          </table:table-cell>
          <table:table-cell table:formula="of:=([.B5]/[.C5])*([.C5]+1.67)" office:value-type="float" office:value="1.344054" calcext:value-type="float">
            <text:p>1.344054</text:p>
          </table:table-cell>
          <table:table-cell/>
          <table:table-cell office:value-type="float" office:value="114.6" calcext:value-type="float">
            <text:p>114.6</text:p>
          </table:table-cell>
          <table:table-cell office:value-type="float" office:value="9.99" calcext:value-type="float">
            <text:p>9.99</text:p>
          </table:table-cell>
          <table:table-cell table:formula="of:=0.008*[.F5]+0.1" office:value-type="float" office:value="1.0168" calcext:value-type="float">
            <text:p>1.0168</text:p>
          </table:table-cell>
          <table:table-cell table:number-columns-repeated="58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312" calcext:value-type="float">
            <text:p>1.312</text:p>
          </table:table-cell>
          <table:table-cell table:formula="of:=([.B6]/[.A6])*10^3" office:value-type="float" office:value="68.6910994764398" calcext:value-type="float">
            <text:p>68.6910994764398</text:p>
          </table:table-cell>
          <table:table-cell table:formula="of:=([.B6]/[.C6])*([.C6]+1.67)" office:value-type="float" office:value="1.343897" calcext:value-type="float">
            <text:p>1.3438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9.97" calcext:value-type="float">
            <text:p>9.97</text:p>
          </table:table-cell>
          <table:table-cell table:formula="of:=0.008*[.F6]+1" office:value-type="float" office:value="3.24" calcext:value-type="float">
            <text:p>3.24</text:p>
          </table:table-cell>
          <table:table-cell table:number-columns-repeated="58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.308" calcext:value-type="float">
            <text:p>1.308</text:p>
          </table:table-cell>
          <table:table-cell table:formula="of:=([.B7]/[.A7])*10^3" office:value-type="float" office:value="59.7260273972603" calcext:value-type="float">
            <text:p>59.7260273972603</text:p>
          </table:table-cell>
          <table:table-cell table:formula="of:=([.B7]/[.C7])*([.C7]+1.67)" office:value-type="float" office:value="1.344573" calcext:value-type="float">
            <text:p>1.34457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9.96" calcext:value-type="float">
            <text:p>9.96</text:p>
          </table:table-cell>
          <table:table-cell table:formula="of:=0.008*[.F7]+1" office:value-type="float" office:value="4.048" calcext:value-type="float">
            <text:p>4.048</text:p>
          </table:table-cell>
          <table:table-cell table:number-columns-repeated="58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.303" calcext:value-type="float">
            <text:p>1.303</text:p>
          </table:table-cell>
          <table:table-cell table:formula="of:=([.B8]/[.A8])*10^3" office:value-type="float" office:value="52.5403225806452" calcext:value-type="float">
            <text:p>52.5403225806452</text:p>
          </table:table-cell>
          <table:table-cell table:formula="of:=([.B8]/[.C8])*([.C8]+1.67)" office:value-type="float" office:value="1.344416" calcext:value-type="float">
            <text:p>1.34441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9.95" calcext:value-type="float">
            <text:p>9.95</text:p>
          </table:table-cell>
          <table:table-cell table:formula="of:=0.008*[.F8]+1" office:value-type="float" office:value="5.048" calcext:value-type="float">
            <text:p>5.048</text:p>
          </table:table-cell>
          <table:table-cell table:number-columns-repeated="58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style-name="ce3" office:value-type="float" office:value="1.3" calcext:value-type="float">
            <text:p>1.300</text:p>
          </table:table-cell>
          <table:table-cell table:formula="of:=([.B9]/[.A9])*10^3" office:value-type="float" office:value="47.2727272727273" calcext:value-type="float">
            <text:p>47.2727272727273</text:p>
          </table:table-cell>
          <table:table-cell table:formula="of:=([.B9]/[.C9])*([.C9]+1.67)" office:value-type="float" office:value="1.345925" calcext:value-type="float">
            <text:p>1.345925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9.94" calcext:value-type="float">
            <text:p>9.94</text:p>
          </table:table-cell>
          <table:table-cell table:formula="of:=0.008*[.F9]+1" office:value-type="float" office:value="5.952" calcext:value-type="float">
            <text:p>5.952</text:p>
          </table:table-cell>
          <table:table-cell table:number-columns-repeated="58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.294" calcext:value-type="float">
            <text:p>1.294</text:p>
          </table:table-cell>
          <table:table-cell table:formula="of:=([.B10]/[.A10])*10^3" office:value-type="float" office:value="42.2875816993464" calcext:value-type="float">
            <text:p>42.2875816993464</text:p>
          </table:table-cell>
          <table:table-cell table:formula="of:=([.B10]/[.C10])*([.C10]+1.67)" office:value-type="float" office:value="1.345102" calcext:value-type="float">
            <text:p>1.345102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9.93" calcext:value-type="float">
            <text:p>9.93</text:p>
          </table:table-cell>
          <table:table-cell table:formula="of:=0.008*[.F10]+1" office:value-type="float" office:value="6.168" calcext:value-type="float">
            <text:p>6.168</text:p>
          </table:table-cell>
          <table:table-cell table:number-columns-repeated="58"/>
        </table:table-row>
        <table:table-row table:style-name="ro1">
          <table:table-cell office:value-type="float" office:value="33.1" calcext:value-type="float">
            <text:p>33.1</text:p>
          </table:table-cell>
          <table:table-cell table:style-name="ce3" office:value-type="float" office:value="1.29" calcext:value-type="float">
            <text:p>1.290</text:p>
          </table:table-cell>
          <table:table-cell table:formula="of:=([.B11]/[.A11])*10^3" office:value-type="float" office:value="38.9728096676737" calcext:value-type="float">
            <text:p>38.9728096676737</text:p>
          </table:table-cell>
          <table:table-cell table:formula="of:=([.B11]/[.C11])*([.C11]+1.67)" office:value-type="float" office:value="1.345277" calcext:value-type="float">
            <text:p>1.345277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9.92" calcext:value-type="float">
            <text:p>9.92</text:p>
          </table:table-cell>
          <table:table-cell table:formula="of:=0.008*[.F11]+1" office:value-type="float" office:value="7.368" calcext:value-type="float">
            <text:p>7.368</text:p>
          </table:table-cell>
          <table:table-cell table:number-columns-repeated="58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.286" calcext:value-type="float">
            <text:p>1.286</text:p>
          </table:table-cell>
          <table:table-cell table:formula="of:=([.B12]/[.A12])*10^3" office:value-type="float" office:value="35.8217270194986" calcext:value-type="float">
            <text:p>35.8217270194986</text:p>
          </table:table-cell>
          <table:table-cell table:formula="of:=([.B12]/[.C12])*([.C12]+1.67)" office:value-type="float" office:value="1.345953" calcext:value-type="float">
            <text:p>1.345953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9.91" calcext:value-type="float">
            <text:p>9.91</text:p>
          </table:table-cell>
          <table:table-cell table:formula="of:=0.008*[.F12]+1" office:value-type="float" office:value="8.184" calcext:value-type="float">
            <text:p>8.184</text:p>
          </table:table-cell>
          <table:table-cell table:number-columns-repeated="58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.282" calcext:value-type="float">
            <text:p>1.282</text:p>
          </table:table-cell>
          <table:table-cell table:formula="of:=([.B13]/[.A13])*10^3" office:value-type="float" office:value="33.1266149870801" calcext:value-type="float">
            <text:p>33.1266149870801</text:p>
          </table:table-cell>
          <table:table-cell table:formula="of:=([.B13]/[.C13])*([.C13]+1.67)" office:value-type="float" office:value="1.346629" calcext:value-type="float">
            <text:p>1.346629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ce4" office:value-type="float" office:value="9.9" calcext:value-type="float">
            <text:p>9.90</text:p>
          </table:table-cell>
          <table:table-cell table:formula="of:=0.008*[.F13]+1" office:value-type="float" office:value="8.656" calcext:value-type="float">
            <text:p>8.656</text:p>
          </table:table-cell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5"/>
          <table:table-cell office:value-type="float" office:value="1106" calcext:value-type="float">
            <text:p>1106</text:p>
          </table:table-cell>
          <table:table-cell office:value-type="float" office:value="9.88" calcext:value-type="float">
            <text:p>9.88</text:p>
          </table:table-cell>
          <table:table-cell table:formula="of:=0.008*[.F14]+1" office:value-type="float" office:value="9.848" calcext:value-type="float">
            <text:p>9.8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mf</text:p>
          </table:table-cell>
          <table:table-cell office:value-type="float" office:value="1.365" calcext:value-type="float">
            <text:p>1.365</text:p>
          </table:table-cell>
          <table:table-cell table:formula="of:=([.$B$15]-[.B3])/([.A3]*10^-3)" office:value-type="float" office:value="3.1132075471698" calcext:value-type="float">
            <text:p>3.1132075471698</text:p>
          </table:table-cell>
          <table:table-cell table:number-columns-repeated="2"/>
          <table:table-cell office:value-type="float" office:value="1334" calcext:value-type="float">
            <text:p>1334</text:p>
          </table:table-cell>
          <table:table-cell office:value-type="float" office:value="9.32" calcext:value-type="float">
            <text:p>9.32</text:p>
          </table:table-cell>
          <table:table-cell table:formula="of:=0.008*[.F15]+1" office:value-type="float" office:value="11.672" calcext:value-type="float">
            <text:p>11.67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([.$B$15]-[.B4])/([.A4]*10^-3)" office:value-type="float" office:value="3.20895522388059" calcext:value-type="float">
            <text:p>3.20895522388059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office:value-type="float" office:value="7.68" calcext:value-type="float">
            <text:p>7.68</text:p>
          </table:table-cell>
          <table:table-cell table:formula="of:=0.008*[.F16]+1" office:value-type="float" office:value="12.416" calcext:value-type="float">
            <text:p>12.41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([.$B$15]-[.B5])/([.A5]*10^-3)" office:value-type="float" office:value="2.96296296296297" calcext:value-type="float">
            <text:p>2.96296296296297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6])/([.A6]*10^-3)" office:value-type="float" office:value="2.77486910994764" calcext:value-type="float">
            <text:p>2.77486910994764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7])/([.A7]*10^-3)" office:value-type="float" office:value="2.60273972602739" calcext:value-type="float">
            <text:p>2.60273972602739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8])/([.A8]*10^-3)" office:value-type="float" office:value="2.5" calcext:value-type="float">
            <text:p>2.5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9])/([.A9]*10^-3)" office:value-type="float" office:value="2.36363636363636" calcext:value-type="float">
            <text:p>2.36363636363636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10])/([.A10]*10^-3)" office:value-type="float" office:value="2.3202614379085" calcext:value-type="float">
            <text:p>2.3202614379085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11])/([.A11]*10^-3)" office:value-type="float" office:value="2.26586102719033" calcext:value-type="float">
            <text:p>2.26586102719033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12])/([.A12]*10^-3)" office:value-type="float" office:value="2.20055710306407" calcext:value-type="float">
            <text:p>2.20055710306407</text:p>
          </table:table-cell>
          <table:table-cell table:number-columns-repeated="63"/>
        </table:table-row>
        <table:table-row table:style-name="ro1">
          <table:table-cell table:number-columns-repeated="2"/>
          <table:table-cell table:formula="of:=([.$B$15]-[.B13])/([.A13]*10^-3)" office:value-type="float" office:value="2.14470284237726" calcext:value-type="float">
            <text:p>2.14470284237726</text:p>
          </table:table-cell>
          <table:table-cell table:number-columns-repeated="63"/>
        </table:table-row>
        <table:table-row table:style-name="ro1" table:number-rows-repeated="104855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00-00-00</text:date>, <text:time style:data-style-name="N2" text:time-value="08:48:00.74112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01:23:45.351993854</meta:creation-date>
    <dc:title>Noto Sans</dc:title>
    <meta:editing-duration>PT33M52S</meta:editing-duration>
    <meta:editing-cycles>6</meta:editing-cycles>
    <meta:generator>LibreOffice/6.4.5.2$Linux_X86_64 LibreOffice_project/40$Build-2</meta:generator>
    <meta:initial-creator>Yudong Sun</meta:initial-creator>
    <dc:date>2020-08-15T09:22:36.480436914</dc:date>
    <dc:creator>Yudong Sun</dc:creator>
    <meta:document-statistic meta:table-count="2" meta:cell-count="108" meta:object-count="0"/>
    <meta:template xlink:type="simple" xlink:actuate="onRequest" xlink:title="Noto Sans" xlink:href="../../../../../../../../../home/sunyudong/Templates/Noto%20Sans1.ots" meta:date="2020-08-15T01:23:44.139883884"/>
  </office:meta>
</office:document-meta>
</file>